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enerReadPublisher.AbstractListenerRead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ReadPublisher.cancel( AbstractListenerReadPublisher &lt; T &gt;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istenerReadPublisher.onData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stenerReadPublisher.createSub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ReadPublisher.request( AbstractListenerReadPublisher &lt; T &gt; publisher , long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stenerReadPublisher.onAllData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enerReadPublisher.onAllDataRead( AbstractListenerReadPublisher &lt; T &gt;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stenerReadPublisher.changeState( State oldState , State new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enerReadPublisher.AbstractListenerReadPublisher( String log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Subscription.request( long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stenerReadPublisher.readAndPublish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ListenerReadPublisher.onError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Subscription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enerReadPublisher.onDataAvailable( AbstractListenerReadPublisher &lt; T &gt; publis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ListenerReadPublisher.onError( AbstractListenerReadPublisher &lt; T &gt; publisher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istenerReadPublisher.subscribe( Subscriber &lt; ? super T &gt; subscri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ReadPublisher.get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ReadPublisher.subscribe( AbstractListenerReadPublisher &lt; T &gt; publisher , Subscriber &lt; ? super T &gt; subscri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ListenerReadPublisher.handlePendingCompletionOrErro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ListenerReadPublisher.onError( AbstractListenerReadPublisher &lt; T &gt; publisher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stenerReadPublisher.changeToDemandState( State old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